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6-1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2-26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1-0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6-26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2-1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0-04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6-22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2-2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0-1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6-22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2-10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0-13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6-14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2-1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45309090909" calcext:value-type="float">
            <text:p>1.408453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343142857143" calcext:value-type="float">
            <text:p>1.87343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755282758621" calcext:value-type="float">
            <text:p>1.887552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253085714286" calcext:value-type="float">
            <text:p>1.85253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160676923077" calcext:value-type="float">
            <text:p>1.601606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00024" calcext:value-type="float">
            <text:p>1.34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39103448276" calcext:value-type="float">
            <text:p>1.197391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92256" calcext:value-type="float">
            <text:p>1.1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868036363636" calcext:value-type="float">
            <text:p>1.148680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816634482759" calcext:value-type="float">
            <text:p>1.068166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928444444445" calcext:value-type="float">
            <text:p>1.1892844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52528" calcext:value-type="float">
            <text:p>1.23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227716129032" calcext:value-type="float">
            <text:p>1.0622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154838709677" calcext:value-type="float">
            <text:p>1.0815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0096" calcext:value-type="float">
            <text:p>1.04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3630709677419" calcext:value-type="float">
            <text:p>0.95363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55664516129" calcext:value-type="float">
            <text:p>0.9755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35544" calcext:value-type="float">
            <text:p>0.80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8998193548387" calcext:value-type="float">
            <text:p>0.80899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5016" calcext:value-type="float">
            <text:p>0.91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5279225806451" calcext:value-type="float">
            <text:p>0.8452792258064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109985714286" calcext:value-type="float">
            <text:p>1.071099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5429419354839" calcext:value-type="float">
            <text:p>0.96542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95656" calcext:value-type="float">
            <text:p>1.29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45496774194" calcext:value-type="float">
            <text:p>1.28045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40104" calcext:value-type="float">
            <text:p>1.40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13935483871" calcext:value-type="float">
            <text:p>1.5451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70632258065" calcext:value-type="float">
            <text:p>1.43570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81024" calcext:value-type="float">
            <text:p>1.37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936748387097" calcext:value-type="float">
            <text:p>1.3793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2404" calcext:value-type="float">
            <text:p>1.466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479819354839" calcext:value-type="float">
            <text:p>1.49479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151114285714" calcext:value-type="float">
            <text:p>1.53151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961303225807" calcext:value-type="float">
            <text:p>1.54961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999741935484" calcext:value-type="float">
            <text:p>1.6999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70096" calcext:value-type="float">
            <text:p>1.6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034451612903" calcext:value-type="float">
            <text:p>1.6503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60488" calcext:value-type="float">
            <text:p>2.01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697780645161" calcext:value-type="float">
            <text:p>2.04697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13470967742" calcext:value-type="float">
            <text:p>1.93813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25316" calcext:value-type="float">
            <text:p>1.662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93961290323" calcext:value-type="float">
            <text:p>1.67993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822709677419" calcext:value-type="float">
            <text:p>2.0382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075971428571" calcext:value-type="float">
            <text:p>2.05075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512696774194" calcext:value-type="float">
            <text:p>2.0851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98425806452" calcext:value-type="float">
            <text:p>1.9879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43928" calcext:value-type="float">
            <text:p>1.97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542787096774" calcext:value-type="float">
            <text:p>1.9854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88504" calcext:value-type="float">
            <text:p>2.02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136774193548" calcext:value-type="float">
            <text:p>1.9713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126425806452" calcext:value-type="float">
            <text:p>1.56126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0556" calcext:value-type="float">
            <text:p>1.283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961083870968" calcext:value-type="float">
            <text:p>1.0896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9872" calcext:value-type="float">
            <text:p>1.31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80361290323" calcext:value-type="float">
            <text:p>1.3538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244082758621" calcext:value-type="float">
            <text:p>1.372440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733729032258" calcext:value-type="float">
            <text:p>1.45733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441058064516" calcext:value-type="float">
            <text:p>1.5644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6692" calcext:value-type="float">
            <text:p>1.7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37380645161" calcext:value-type="float">
            <text:p>1.78637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1792" calcext:value-type="float">
            <text:p>1.8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301058064516" calcext:value-type="float">
            <text:p>1.7930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14838709677" calcext:value-type="float">
            <text:p>1.6911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99132" calcext:value-type="float">
            <text:p>1.48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599509677419" calcext:value-type="float">
            <text:p>1.70599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9308" calcext:value-type="float">
            <text:p>1.82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439277419355" calcext:value-type="float">
            <text:p>1.8643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0522" calcext:value-type="float">
            <text:p>1.890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295251612903" calcext:value-type="float">
            <text:p>1.9429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60696774194" calcext:value-type="float">
            <text:p>2.11560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14664" calcext:value-type="float">
            <text:p>2.1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955716129032" calcext:value-type="float">
            <text:p>2.1595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65056" calcext:value-type="float">
            <text:p>2.2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476503225806" calcext:value-type="float">
            <text:p>2.38476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69251612903" calcext:value-type="float">
            <text:p>2.1486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41312" calcext:value-type="float">
            <text:p>1.9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479716129032" calcext:value-type="float">
            <text:p>2.17479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9236" calcext:value-type="float">
            <text:p>2.2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022787096774" calcext:value-type="float">
            <text:p>2.2902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8286" calcext:value-type="float">
            <text:p>2.288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00670967742" calcext:value-type="float">
            <text:p>2.43800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626" calcext:value-type="float">
            <text:p>2.468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31303225807" calcext:value-type="float">
            <text:p>2.57831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09088" calcext:value-type="float">
            <text:p>2.80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792541935484" calcext:value-type="float">
            <text:p>2.64792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892051612903" calcext:value-type="float">
            <text:p>2.44892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7468" calcext:value-type="float">
            <text:p>2.139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369806451613" calcext:value-type="float">
            <text:p>2.3036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5832" calcext:value-type="float">
            <text:p>2.5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690735483871" calcext:value-type="float">
            <text:p>2.7369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711885714286" calcext:value-type="float">
            <text:p>2.74711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55165" calcext:value-type="float">
            <text:p>2.7355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03376" calcext:value-type="float">
            <text:p>2.65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983779310345" calcext:value-type="float">
            <text:p>2.669837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82648" calcext:value-type="float">
            <text:p>2.7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84772413793" calcext:value-type="float">
            <text:p>2.801847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00048" calcext:value-type="float">
            <text:p>2.68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31230769231" calcext:value-type="float">
            <text:p>2.264312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3" calcext:value-type="float">
            <text:p>1.8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30624" calcext:value-type="float">
            <text:p>1.69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333682758621" calcext:value-type="float">
            <text:p>1.683336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4368" calcext:value-type="float">
            <text:p>1.69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165" calcext:value-type="float">
            <text:p>1.77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8316" calcext:value-type="float">
            <text:p>1.776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925485714286" calcext:value-type="float">
            <text:p>1.54925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878844444444" calcext:value-type="float">
            <text:p>1.538788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081342857143" calcext:value-type="float">
            <text:p>1.50081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196" calcext:value-type="float">
            <text:p>1.44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315410526316" calcext:value-type="float">
            <text:p>1.2931541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702933333333" calcext:value-type="float">
            <text:p>1.54702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97328" calcext:value-type="float">
            <text:p>1.5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4292" calcext:value-type="float">
            <text:p>1.5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594971428571" calcext:value-type="float">
            <text:p>1.66594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76192" calcext:value-type="float">
            <text:p>1.6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537058064516" calcext:value-type="float">
            <text:p>1.62537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564" calcext:value-type="float">
            <text:p>1.59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28103225806" calcext:value-type="float">
            <text:p>1.56028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6096" calcext:value-type="float">
            <text:p>1.5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053574193548" calcext:value-type="float">
            <text:p>1.4105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336141935484" calcext:value-type="float">
            <text:p>1.18336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23016" calcext:value-type="float">
            <text:p>1.09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758335483871" calcext:value-type="float">
            <text:p>1.28758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7776" calcext:value-type="float">
            <text:p>1.3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924025806452" calcext:value-type="float">
            <text:p>1.3692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525685714286" calcext:value-type="float">
            <text:p>1.56525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221561290323" calcext:value-type="float">
            <text:p>1.60221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78761290323" calcext:value-type="float">
            <text:p>1.60678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852" calcext:value-type="float">
            <text:p>1.60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06967741936" calcext:value-type="float">
            <text:p>1.72506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13808" calcext:value-type="float">
            <text:p>1.7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231870967742" calcext:value-type="float">
            <text:p>1.6323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55896774194" calcext:value-type="float">
            <text:p>1.35055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868" calcext:value-type="float">
            <text:p>1.088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7716129032" calcext:value-type="float">
            <text:p>1.2527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7752" calcext:value-type="float">
            <text:p>1.27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013109677419" calcext:value-type="float">
            <text:p>1.2701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972457142857" calcext:value-type="float">
            <text:p>1.27972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192980645161" calcext:value-type="float">
            <text:p>1.2819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011109677419" calcext:value-type="float">
            <text:p>1.1101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67188" calcext:value-type="float">
            <text:p>1.026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123019354839" calcext:value-type="float">
            <text:p>1.1412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166012903226" calcext:value-type="float">
            <text:p>1.1316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366967741936" calcext:value-type="float">
            <text:p>0.957366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349333333333" calcext:value-type="float">
            <text:p>0.932349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2375741935484" calcext:value-type="float">
            <text:p>0.89237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994" calcext:value-type="float">
            <text:p>1.094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706580645161" calcext:value-type="float">
            <text:p>1.2270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255517241379" calcext:value-type="float">
            <text:p>1.26255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491135483871" calcext:value-type="float">
            <text:p>1.2449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476" calcext:value-type="float">
            <text:p>1.39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874703448276" calcext:value-type="float">
            <text:p>1.378747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671628571429" calcext:value-type="float">
            <text:p>1.37671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970482758621" calcext:value-type="float">
            <text:p>1.579704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91968" calcext:value-type="float">
            <text:p>1.54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7376" calcext:value-type="float">
            <text:p>1.4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81804137931" calcext:value-type="float">
            <text:p>1.12818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26064516129" calcext:value-type="float">
            <text:p>1.312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04668" calcext:value-type="float">
            <text:p>1.550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39535483871" calcext:value-type="float">
            <text:p>1.6883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009128571429" calcext:value-type="float">
            <text:p>1.710091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809741935484" calcext:value-type="float">
            <text:p>1.7380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148386206896" calcext:value-type="float">
            <text:p>2.07148386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74885714286" calcext:value-type="float">
            <text:p>2.07274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694924137931" calcext:value-type="float">
            <text:p>2.07694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288257142857" calcext:value-type="float">
            <text:p>2.16288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933" calcext:value-type="float">
            <text:p>2.259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713976470588" calcext:value-type="float">
            <text:p>2.0371397647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32622222222" calcext:value-type="float">
            <text:p>1.749326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198455172414" calcext:value-type="float">
            <text:p>1.741984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02357142857" calcext:value-type="float">
            <text:p>1.767023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885627586207" calcext:value-type="float">
            <text:p>2.068856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47892307692" calcext:value-type="float">
            <text:p>2.112478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04468965517" calcext:value-type="float">
            <text:p>2.118044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1992" calcext:value-type="float">
            <text:p>2.1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528165517241" calcext:value-type="float">
            <text:p>2.135281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2416" calcext:value-type="float">
            <text:p>2.13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96528" calcext:value-type="float">
            <text:p>2.14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8154" calcext:value-type="float">
            <text:p>2.248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43513043478" calcext:value-type="float">
            <text:p>1.81943513043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42289655172" calcext:value-type="float">
            <text:p>1.557422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9904" calcext:value-type="float">
            <text:p>1.62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142068965517" calcext:value-type="float">
            <text:p>1.951420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45424" calcext:value-type="float">
            <text:p>2.10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329476923077" calcext:value-type="float">
            <text:p>2.153294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98951724138" calcext:value-type="float">
            <text:p>2.188989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19816" calcext:value-type="float">
            <text:p>2.34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736413793103" calcext:value-type="float">
            <text:p>2.427364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66448" calcext:value-type="float">
            <text:p>2.46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184872727273" calcext:value-type="float">
            <text:p>2.391848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4176" calcext:value-type="float">
            <text:p>2.4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75216" calcext:value-type="float">
            <text:p>2.21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227696551724" calcext:value-type="float">
            <text:p>2.242276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49536" calcext:value-type="float">
            <text:p>2.24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873268965517" calcext:value-type="float">
            <text:p>2.288732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062344827586" calcext:value-type="float">
            <text:p>2.36062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447777777778" calcext:value-type="float">
            <text:p>2.524477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97793103448" calcext:value-type="float">
            <text:p>2.542977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86262068965" calcext:value-type="float">
            <text:p>2.6188626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4996" calcext:value-type="float">
            <text:p>2.6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831379310345" calcext:value-type="float">
            <text:p>2.66831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509186206896" calcext:value-type="float">
            <text:p>2.74509186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646211764706" calcext:value-type="float">
            <text:p>2.6664621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29127272727" calcext:value-type="float">
            <text:p>2.538291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57475862069" calcext:value-type="float">
            <text:p>2.10574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3356" calcext:value-type="float">
            <text:p>2.21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333765517241" calcext:value-type="float">
            <text:p>2.583337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86133333333" calcext:value-type="float">
            <text:p>2.61586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73328" calcext:value-type="float">
            <text:p>2.63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1655483871" calcext:value-type="float">
            <text:p>2.5781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168524137931" calcext:value-type="float">
            <text:p>2.631685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87856" calcext:value-type="float">
            <text:p>2.67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33848275862" calcext:value-type="float">
            <text:p>2.721338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6944" calcext:value-type="float">
            <text:p>2.7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61624" calcext:value-type="float">
            <text:p>2.3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63062068966" calcext:value-type="float">
            <text:p>1.905630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056" calcext:value-type="float">
            <text:p>1.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624165517241" calcext:value-type="float">
            <text:p>2.196241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6872" calcext:value-type="float">
            <text:p>2.2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029485714286" calcext:value-type="float">
            <text:p>2.25029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05344516129" calcext:value-type="float">
            <text:p>2.2605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96908" calcext:value-type="float">
            <text:p>2.199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801213793103" calcext:value-type="float">
            <text:p>2.278012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0256" calcext:value-type="float">
            <text:p>2.31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018786206897" calcext:value-type="float">
            <text:p>2.370187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3168" calcext:value-type="float">
            <text:p>2.25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5448" calcext:value-type="float">
            <text:p>1.9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600179310345" calcext:value-type="float">
            <text:p>1.696001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8752" calcext:value-type="float">
            <text:p>1.6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828744827586" calcext:value-type="float">
            <text:p>1.958287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476" calcext:value-type="float">
            <text:p>2.15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636666666667" calcext:value-type="float">
            <text:p>2.25636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4128" calcext:value-type="float">
            <text:p>2.2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568977777778" calcext:value-type="float">
            <text:p>2.315689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156738461538" calcext:value-type="float">
            <text:p>2.3415673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69022222222" calcext:value-type="float">
            <text:p>2.502690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6247" calcext:value-type="float">
            <text:p>1.9762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45325" calcext:value-type="float">
            <text:p>1.974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765333333333" calcext:value-type="float">
            <text:p>1.96765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866844444445" calcext:value-type="float">
            <text:p>1.8486684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188338461539" calcext:value-type="float">
            <text:p>1.821883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873422222222" calcext:value-type="float">
            <text:p>1.838734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65952" calcext:value-type="float">
            <text:p>1.8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943097575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097333333333" calcext:value-type="float">
            <text:p>1.86097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86" meta:object-count="0"/>
    <meta:user-defined meta:name="AppVersion">3.0</meta:user-defined>
  </office:meta>
</office:document-meta>
</file>